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50%"/>
      <style:text-properties style:font-name="Arial" style:font-name-asian="Times New Roman" style:font-name-complex="Arial" style:font-weight-complex="bold" style:letter-kerning="true" fo:font-size="24pt" style:font-size-asian="24pt" style:font-size-complex="24pt" style:language-asian="en" style:country-asian="GB"/>
    </style:style>
    <style:style style:name="P2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3.5pt" style:font-size-asian="13.5pt" style:font-size-complex="13.5pt" style:language-asian="en" style:country-asian="GB"/>
    </style:style>
    <style:style style:name="P4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3.5pt" style:font-size-asian="13.5pt" style:font-size-complex="13.5pt" style:language-asian="en" style:country-asian="GB"/>
    </style:style>
    <style:style style:name="P5" style:parent-style-name="Normal" style:family="paragraph">
      <style:paragraph-properties fo:margin-top="0.0694in" fo:margin-bottom="0.0694in" fo:line-height="150%"/>
    </style:style>
    <style:style style:name="T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2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6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" style:parent-style-name="Normal" style:list-style-name="LFO1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8" style:parent-style-name="Normal" style:list-style-name="LFO1" style:family="paragraph">
      <style:paragraph-properties fo:margin-top="0.0694in" fo:margin-bottom="0.0694in" fo:line-height="150%"/>
    </style:style>
    <style:style style:name="T1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20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2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22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2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24" style:parent-style-name="Normal" style:list-style-name="LFO1" style:family="paragraph">
      <style:paragraph-properties fo:margin-top="0.0694in" fo:margin-bottom="0.0694in" fo:line-height="150%"/>
    </style:style>
    <style:style style:name="T2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26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2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28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30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3.5pt" style:font-size-asian="13.5pt" style:font-size-complex="13.5pt" style:language-asian="en" style:country-asian="GB"/>
    </style:style>
    <style:style style:name="TableColumn33" style:family="table-column">
      <style:table-column-properties style:column-width="2.0673in"/>
    </style:style>
    <style:style style:name="TableColumn34" style:family="table-column">
      <style:table-column-properties style:column-width="4.0055in"/>
    </style:style>
    <style:style style:name="Table32" style:family="table">
      <style:table-properties style:width="6.0729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 fo:margin-bottom="0in" fo:line-height="15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38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 fo:margin-bottom="0in" fo:line-height="15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0.0069in solid #000000" fo:border-bottom="none" fo:border-right="0.0069in solid #000000" fo:background-color="#CC60C4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50%"/>
    </style:style>
    <style:style style:name="T43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ableCell44" style:family="table-cell">
      <style:table-cell-properties fo:border-top="0.0069in solid #000000" fo:border-left="none" fo:border-bottom="none" fo:border-right="0.0069in solid #000000" fo:background-color="#CC60C4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Row46" style:family="table-row">
      <style:table-row-properties/>
    </style:style>
    <style:style style:name="TableCell47" style:family="table-cell">
      <style:table-cell-properties fo:border-top="0.0069in solid #000000" fo:border-left="0.0069in solid #000000" fo:border-bottom="none" fo:border-right="0.0069in solid #000000" fo:background-color="#92D05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50%"/>
    </style:style>
    <style:style style:name="T49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ableCell50" style:family="table-cell">
      <style:table-cell-properties fo:border-top="0.0069in solid #000000" fo:border-left="none" fo:border-bottom="none" fo:border-right="0.0069in solid #000000" fo:background-color="#92D05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FFFF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50%"/>
    </style:style>
    <style:style style:name="T55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ableCell56" style:family="table-cell">
      <style:table-cell-properties fo:border-top="0.0069in solid #000000" fo:border-left="none" fo:border-bottom="0.0069in solid #000000" fo:border-right="0.0069in solid #000000" fo:background-color="#FFFF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Row58" style:family="table-row">
      <style:table-row-properties/>
    </style:style>
    <style:style style:name="TableCell59" style:family="table-cell">
      <style:table-cell-properties fo:border-top="none" fo:border-left="0.0069in solid #000000" fo:border-bottom="0.0069in solid #000000" fo:border-right="0.0069in solid #000000" fo:background-color="#53DDEB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50%"/>
    </style:style>
    <style:style style:name="T61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ableCell62" style:family="table-cell">
      <style:table-cell-properties fo:border-top="none" fo:border-left="none" fo:border-bottom="0.0069in solid #000000" fo:border-right="0.0069in solid #000000" fo:background-color="#53DDEB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64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65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3.5pt" style:font-size-asian="13.5pt" style:font-size-complex="13.5pt" style:language-asian="en" style:country-asian="GB"/>
    </style:style>
    <style:style style:name="P66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67" style:parent-style-name="Normal" style:list-style-name="LFO2" style:family="paragraph">
      <style:paragraph-properties fo:margin-top="0.0694in" fo:margin-bottom="0.0694in" fo:line-height="150%"/>
    </style:style>
    <style:style style:name="T6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7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71" style:parent-style-name="Normal" style:list-style-name="LFO2" style:family="paragraph">
      <style:paragraph-properties fo:margin-top="0.0694in" fo:margin-bottom="0.0694in" fo:line-height="150%"/>
    </style:style>
    <style:style style:name="T7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3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7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75" style:parent-style-name="Normal" style:list-style-name="LFO2" style:family="paragraph">
      <style:paragraph-properties fo:margin-top="0.0694in" fo:margin-bottom="0.0694in" fo:line-height="150%"/>
    </style:style>
    <style:style style:name="T7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7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7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9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8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1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82" style:parent-style-name="Normal" style:list-style-name="LFO3" style:family="paragraph">
      <style:paragraph-properties fo:margin-top="0.0694in" fo:margin-bottom="0.0694in" fo:line-height="150%"/>
    </style:style>
    <style:style style:name="T8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84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8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6" style:parent-style-name="Normal" style:list-style-name="LFO3" style:family="paragraph">
      <style:paragraph-properties fo:margin-top="0.0694in" fo:margin-bottom="0.0694in" fo:line-height="150%"/>
    </style:style>
    <style:style style:name="T8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88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8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0" style:parent-style-name="Normal" style:list-style-name="LFO3" style:family="paragraph">
      <style:paragraph-properties fo:margin-top="0.0694in" fo:margin-bottom="0.0694in" fo:line-height="150%"/>
    </style:style>
    <style:style style:name="T9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92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9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4" style:parent-style-name="Normal" style:list-style-name="LFO3" style:family="paragraph">
      <style:paragraph-properties fo:margin-top="0.0694in" fo:margin-bottom="0.0694in" fo:line-height="150%"/>
    </style:style>
    <style:style style:name="T9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96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9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8" style:parent-style-name="Normal" style:list-style-name="LFO3" style:family="paragraph">
      <style:paragraph-properties fo:margin-top="0.0694in" fo:margin-bottom="0.0694in" fo:line-height="150%"/>
    </style:style>
    <style:style style:name="T9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0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0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02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03" style:parent-style-name="Normal" style:list-style-name="LFO4" style:family="paragraph">
      <style:paragraph-properties fo:margin-top="0.0694in" fo:margin-bottom="0.0694in" fo:line-height="150%"/>
    </style:style>
    <style:style style:name="T10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5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0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07" style:parent-style-name="Normal" style:list-style-name="LFO4" style:family="paragraph">
      <style:paragraph-properties fo:margin-top="0.0694in" fo:margin-bottom="0.0694in" fo:line-height="150%"/>
    </style:style>
    <style:style style:name="T10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9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1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11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1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3" style:parent-style-name="Normal" style:list-style-name="LFO4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4" style:parent-style-name="Normal" style:list-style-name="LFO4" style:family="paragraph">
      <style:paragraph-properties fo:margin-top="0.0694in" fo:margin-bottom="0.0694in" fo:line-height="150%"/>
    </style:style>
    <style:style style:name="T115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1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7" style:parent-style-name="Normal" style:list-style-name="LFO4" style:family="paragraph">
      <style:paragraph-properties fo:margin-top="0.0694in" fo:margin-bottom="0.0694in" fo:line-height="150%"/>
    </style:style>
    <style:style style:name="T118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1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0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1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22" style:parent-style-name="Normal" style:list-style-name="LFO5" style:family="paragraph">
      <style:paragraph-properties fo:margin-top="0.0694in" fo:margin-bottom="0.0694in" fo:line-height="150%"/>
    </style:style>
    <style:style style:name="T12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24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2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6" style:parent-style-name="Normal" style:list-style-name="LFO5" style:family="paragraph">
      <style:paragraph-properties fo:margin-top="0.0694in" fo:margin-bottom="0.0694in" fo:line-height="150%"/>
    </style:style>
    <style:style style:name="T12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28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2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0" style:parent-style-name="Normal" style:list-style-name="LFO5" style:family="paragraph">
      <style:paragraph-properties fo:margin-top="0.0694in" fo:margin-bottom="0.0694in" fo:line-height="150%"/>
    </style:style>
    <style:style style:name="T13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32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3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34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3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6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7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38" style:parent-style-name="Normal" style:list-style-name="LFO6" style:family="paragraph">
      <style:paragraph-properties fo:margin-top="0.0694in" fo:margin-bottom="0.0694in" fo:line-height="150%"/>
    </style:style>
    <style:style style:name="T13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40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4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2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3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44" style:parent-style-name="Normal" style:list-style-name="LFO7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5" style:parent-style-name="Normal" style:list-style-name="LFO7" style:family="paragraph">
      <style:paragraph-properties fo:margin-top="0.0694in" fo:margin-bottom="0.0694in" fo:line-height="150%"/>
    </style:style>
    <style:style style:name="T14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47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4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49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5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51" style:parent-style-name="Normal" style:list-style-name="LFO7" style:family="paragraph">
      <style:paragraph-properties fo:margin-top="0.0694in" fo:margin-bottom="0.0694in" fo:line-height="150%"/>
    </style:style>
    <style:style style:name="T15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53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5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55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3.5pt" style:font-size-asian="13.5pt" style:font-size-complex="13.5pt" style:language-asian="en" style:country-asian="GB"/>
    </style:style>
    <style:style style:name="P156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57" style:parent-style-name="Normal" style:list-style-name="LFO8" style:family="paragraph">
      <style:paragraph-properties fo:margin-top="0.0694in" fo:margin-bottom="0.0694in" fo:line-height="150%"/>
    </style:style>
    <style:style style:name="T158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59" style:parent-style-name="Normal" style:list-style-name="LFO8" style:family="paragraph">
      <style:paragraph-properties fo:margin-top="0.0694in" fo:margin-bottom="0.0694in" fo:line-height="150%"/>
    </style:style>
    <style:style style:name="T160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61" style:parent-style-name="Normal" style:list-style-name="LFO8" style:family="paragraph">
      <style:paragraph-properties fo:margin-top="0.0694in" fo:margin-bottom="0.0694in" fo:line-height="150%"/>
    </style:style>
    <style:style style:name="T162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63" style:parent-style-name="Normal" style:list-style-name="LFO8" style:family="paragraph">
      <style:paragraph-properties fo:margin-top="0.0694in" fo:margin-bottom="0.0694in" fo:line-height="150%"/>
    </style:style>
    <style:style style:name="T164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65" style:parent-style-name="Normal" style:list-style-name="LFO8" style:family="paragraph">
      <style:paragraph-properties fo:margin-top="0.0694in" fo:margin-bottom="0.0694in" fo:line-height="150%"/>
    </style:style>
    <style:style style:name="T166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67" style:parent-style-name="Normal" style:list-style-name="LFO8" style:family="paragraph">
      <style:paragraph-properties fo:margin-top="0.0694in" fo:margin-bottom="0.0694in" fo:line-height="150%"/>
    </style:style>
    <style:style style:name="T168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P169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0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style:font-weight-complex="bold" fo:font-size="13.5pt" style:font-size-asian="13.5pt" style:font-size-complex="13.5pt" style:language-asian="en" style:country-asian="GB"/>
    </style:style>
    <style:style style:name="P171" style:parent-style-name="Normal" style:list-style-name="LFO9" style:family="paragraph">
      <style:paragraph-properties fo:margin-top="0.0694in" fo:margin-bottom="0.0694in" fo:line-height="150%"/>
    </style:style>
    <style:style style:name="T17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73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7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5" style:parent-style-name="Normal" style:list-style-name="LFO9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6" style:parent-style-name="Normal" style:list-style-name="LFO9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7" style:parent-style-name="Normal" style:family="paragraph">
      <style:paragraph-properties fo:margin-bottom="0in" fo:line-height="15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8" style:parent-style-name="Normal" style:family="paragraph">
      <style:paragraph-properties fo:margin-top="0.0694in" fo:margin-bottom="0.0694in" fo:line-height="150%"/>
    </style:style>
    <style:style style:name="T179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8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8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82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8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8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85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8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8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88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8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9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91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9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9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94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19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96" style:parent-style-name="Normal" style:family="paragraph">
      <style:paragraph-properties fo:line-height="150%"/>
      <style:text-properties style:font-name="Arial" style:font-name-complex="Arial"/>
    </style:style>
  </office:automatic-styles>
  <office:body>
    <office:text text:use-soft-page-breaks="true">
      <text:p text:style-name="P1">Abacus Preschool</text:p>
      <text:p text:style-name="P2">Promoting Health and Hygiene Policy</text:p>
      <text:p text:style-name="P3">Nappy Changing</text:p>
      <text:p text:style-name="P4">Policy Statement</text:p>
      <text:p text:style-name="P5"><text:span text:style-name="T6">At<text:s/></text:span><text:span text:style-name="T7">Abacus Preschool</text:span><text:span text:style-name="T8">, no child is excluded from participating in our setting because they are not yet toilet trained or may still be wearing nappies or pull-ups.</text:span><text:span text:style-name="T9"><text:line-break/>We work closely with parents and carers to support toilet training in a way that is<text:s/></text:span><text:span text:style-name="T10">developmentally appropriate</text:span><text:span text:style-name="T11">,<text:s/></text:span><text:span text:style-name="T12">sensitive</text:span><text:span text:style-name="T13">, and<text:s/></text:span><text:span text:style-name="T14">respectful</text:span><text:span text:style-name="T15"><text:s/>to each child’s individual needs.</text:span></text:p>
      <text:p text:style-name="P16">We:</text:p>
      <text:list text:style-name="LFO1" text:continue-numbering="true">
        <text:list-item>
          <text:p text:style-name="P17">Make necessary adjustments to our bathroom provision and hygiene practices to accommodate children who are not yet toilet trained.</text:p>
        </text:list-item>
        <text:list-item>
          <text:p text:style-name="P18"><text:span text:style-name="T19">View toilet training as a<text:s/></text:span><text:span text:style-name="T20">self-care skill</text:span><text:span text:style-name="T21"><text:s/>that every child can learn with the<text:s/></text:span><text:span text:style-name="T22">support, encouragement, and understanding</text:span><text:span text:style-name="T23"><text:s/>of caring adults.</text:span></text:p>
        </text:list-item>
        <text:list-item>
          <text:p text:style-name="P24"><text:span text:style-name="T25">Ensure that all children’s personal care needs are met<text:s/></text:span><text:span text:style-name="T26">safely, hygienically, and respectfully</text:span><text:span text:style-name="T27">, in accordance with<text:s/></text:span><text:span text:style-name="T28">EYFS (2024)</text:span><text:span text:style-name="T29"><text:s/>standards.</text:span></text:p>
        </text:list-item>
      </text:list>
      <text:p text:style-name="P30"/>
      <text:p text:style-name="P31">EYFS Key Themes and Commitments</text:p>
      <table:table table:style-name="Table32">
        <table:table-columns>
          <table:table-column table:style-name="TableColumn33"/>
          <table:table-column table:style-name="TableColumn34"/>
        </table:table-columns>
        <table:table-header-rows>
          <table:table-row table:style-name="TableRow35">
            <table:table-cell table:style-name="TableCell36">
              <text:p text:style-name="P37">EYFS Principle</text:p>
            </table:table-cell>
            <table:table-cell table:style-name="TableCell38">
              <text:p text:style-name="P39">Commitments</text:p>
            </table:table-cell>
          </table:table-row>
        </table:table-header-rows>
        <table:table-row table:style-name="TableRow40">
          <table:table-cell table:style-name="TableCell41">
            <text:p text:style-name="P42"><text:span text:style-name="T43">A Unique Child</text:span></text:p>
          </table:table-cell>
          <table:table-cell table:style-name="TableCell44">
            <text:p text:style-name="P45">1.2 Inclusive Practice,<text:s/><text:s text:c="9"/>1.4 Health and Wellbeing</text:p>
          </table:table-cell>
        </table:table-row>
        <table:table-row table:style-name="TableRow46">
          <table:table-cell table:style-name="TableCell47">
            <text:p text:style-name="P48"><text:span text:style-name="T49">Positive Relationships</text:span></text:p>
          </table:table-cell>
          <table:table-cell table:style-name="TableCell50">
            <text:p text:style-name="P51">2.2 Parents as Partners,<text:s/><text:s text:c="6"/>2.4 Key Person</text:p>
          </table:table-cell>
        </table:table-row>
        <table:table-row table:style-name="TableRow52">
          <table:table-cell table:style-name="TableCell53">
            <text:p text:style-name="P54"><text:span text:style-name="T55">Enabling Environments</text:span></text:p>
          </table:table-cell>
          <table:table-cell table:style-name="TableCell56">
            <text:p text:style-name="P57">3.2 Supporting Every Child</text:p>
          </table:table-cell>
        </table:table-row>
        <table:table-row table:style-name="TableRow58">
          <table:table-cell table:style-name="TableCell59">
            <text:p text:style-name="P60"><text:span text:style-name="T61">Learning and Development</text:span></text:p>
          </table:table-cell>
          <table:table-cell table:style-name="TableCell62">
            <text:p text:style-name="P63">Promoting self-care and independence</text:p>
          </table:table-cell>
        </table:table-row>
      </table:table>
      <text:p text:style-name="P64"/>
      <text:soft-page-break/>
      <text:p text:style-name="P65">Procedures</text:p>
      <text:p text:style-name="P66">General Practice</text:p>
      <text:list text:style-name="LFO2" text:continue-numbering="true">
        <text:list-item>
          <text:p text:style-name="P67"><text:span text:style-name="T68">Each key person maintains a<text:s/></text:span><text:span text:style-name="T69">personalised changing schedule</text:span><text:span text:style-name="T70"><text:s/>for the children in their care who wear nappies or pull-ups.</text:span></text:p>
        </text:list-item>
        <text:list-item>
          <text:p text:style-name="P71"><text:span text:style-name="T72">Children aged two years and older are encouraged to wear<text:s/></text:span><text:span text:style-name="T73">pull-ups or training pants</text:span><text:span text:style-name="T74"><text:s/>as soon as they are ready and their parents agree.</text:span></text:p>
        </text:list-item>
        <text:list-item>
          <text:p text:style-name="P75"><text:span text:style-name="T76">The<text:s/></text:span><text:span text:style-name="T77">key person</text:span><text:span text:style-name="T78"><text:s/>is primarily responsible for nappy changing; a<text:s/></text:span><text:span text:style-name="T79">backup key person</text:span><text:span text:style-name="T80"><text:s/>will undertake the task if the key person is absent.</text:span></text:p>
        </text:list-item>
      </text:list>
      <text:p text:style-name="P81">Hygiene and Safety</text:p>
      <text:list text:style-name="LFO3" text:continue-numbering="true">
        <text:list-item>
          <text:p text:style-name="P82"><text:span text:style-name="T83">Changing areas are kept<text:s/></text:span><text:span text:style-name="T84">clean, warm, and safe</text:span><text:span text:style-name="T85">, with designated spaces for changing and cleaning.</text:span></text:p>
        </text:list-item>
        <text:list-item>
          <text:p text:style-name="P86"><text:span text:style-name="T87">Each child has a<text:s/></text:span><text:span text:style-name="T88">personal basket or box</text:span><text:span text:style-name="T89"><text:s/>containing their own nappies, wipes, and creams supplied by parents.</text:span></text:p>
        </text:list-item>
        <text:list-item>
          <text:p text:style-name="P90"><text:span text:style-name="T91">Staff wear<text:s/></text:span><text:span text:style-name="T92">disposable gloves and aprons</text:span><text:span text:style-name="T93"><text:s/>and prepare the area before each change.</text:span></text:p>
        </text:list-item>
        <text:list-item>
          <text:p text:style-name="P94"><text:span text:style-name="T95">A<text:s/></text:span><text:span text:style-name="T96">fresh paper towel</text:span><text:span text:style-name="T97"><text:s/>is placed on the changing mat for each child.</text:span></text:p>
        </text:list-item>
        <text:list-item>
          <text:p text:style-name="P98"><text:span text:style-name="T99">All staff are trained in and follow<text:s/></text:span><text:span text:style-name="T100">Abacus Preschool’s hygiene procedures</text:span><text:span text:style-name="T101"><text:s/>at all times.</text:span></text:p>
        </text:list-item>
      </text:list>
      <text:p text:style-name="P102">Promoting Independence and Dignity</text:p>
      <text:list text:style-name="LFO4" text:continue-numbering="true">
        <text:list-item>
          <text:p text:style-name="P103"><text:span text:style-name="T104">Nappy changing is treated as a<text:s/></text:span><text:span text:style-name="T105">positive, relaxed, and caring routine</text:span><text:span text:style-name="T106">, supporting children’s comfort and self-confidence.</text:span></text:p>
        </text:list-item>
        <text:list-item>
          <text:p text:style-name="P107"><text:span text:style-name="T108">Staff use the time to<text:s/></text:span><text:span text:style-name="T109">talk gently</text:span><text:span text:style-name="T110">,<text:s/></text:span><text:span text:style-name="T111">offer reassurance</text:span><text:span text:style-name="T112">, and encourage participation (e.g., helping with clothing or washing hands).</text:span></text:p>
        </text:list-item>
        <text:list-item>
          <text:p text:style-name="P113">Children are encouraged to develop independence and take an interest in using the toilet, even if just to sit and observe.</text:p>
        </text:list-item>
        <text:list-item>
          <text:p text:style-name="P114"><text:span text:style-name="T115">Handwashing</text:span><text:span text:style-name="T116"><text:s/>is always encouraged after using the toilet or nappy change; soap and towels are readily available.</text:span></text:p>
        </text:list-item>
        <text:list-item>
          <text:p text:style-name="P117"><text:span text:style-name="T118">Antibacterial soaps</text:span><text:span text:style-name="T119"><text:s/>are avoided, as they may irritate young children’s skin.</text:span></text:p>
        </text:list-item>
      </text:list>
      <text:p text:style-name="P120"/>
      <text:soft-page-break/>
      <text:p text:style-name="P121">Respect and Safeguarding</text:p>
      <text:list text:style-name="LFO5" text:continue-numbering="true">
        <text:list-item>
          <text:p text:style-name="P122"><text:span text:style-name="T123">Staff are always<text:s/></text:span><text:span text:style-name="T124">gentle and respectful</text:span><text:span text:style-name="T125">, avoiding any negative facial expressions or comments about the contents of nappies.</text:span></text:p>
        </text:list-item>
        <text:list-item>
          <text:p text:style-name="P126"><text:span text:style-name="T127">Staff<text:s/></text:span><text:span text:style-name="T128">never make inappropriate comments</text:span><text:span text:style-name="T129"><text:s/>about a child’s body or genitals.</text:span></text:p>
        </text:list-item>
        <text:list-item>
          <text:p text:style-name="P130"><text:span text:style-name="T131">The child’s dignity and privacy are upheld at all times, following the<text:s/></text:span><text:span text:style-name="T132">Abacus Safeguarding and Child Protection Policy</text:span><text:span text:style-name="T133"><text:s/>and<text:s/></text:span><text:span text:style-name="T134">Children Act 2004</text:span><text:span text:style-name="T135"><text:s/>guidance.</text:span></text:p>
        </text:list-item>
      </text:list>
      <text:p text:style-name="P136"/>
      <text:p text:style-name="P137">Disposal and Storage</text:p>
      <text:list text:style-name="LFO6" text:continue-numbering="true">
        <text:list-item>
          <text:p text:style-name="P138"><text:span text:style-name="T139">Cloth nappies or soiled clothing are<text:s/></text:span><text:span text:style-name="T140">sealed in a labelled bag</text:span><text:span text:style-name="T141"><text:s/>and sent home with the parent or carer.</text:span></text:p>
        </text:list-item>
      </text:list>
      <text:p text:style-name="P142"/>
      <text:p text:style-name="P143">Duty of Care</text:p>
      <text:list text:style-name="LFO7" text:continue-numbering="true">
        <text:list-item>
          <text:p text:style-name="P144">All children have the right to be changed promptly when needed.</text:p>
        </text:list-item>
        <text:list-item>
          <text:p text:style-name="P145"><text:span text:style-name="T146">If a child is found left in a soiled or wet nappy for an extended period, this may be considered<text:s/></text:span><text:span text:style-name="T147">neglect</text:span><text:span text:style-name="T148"><text:s/>and treated as a<text:s/></text:span><text:span text:style-name="T149">disciplinary and safeguarding matter</text:span><text:span text:style-name="T150">.</text:span></text:p>
        </text:list-item>
        <text:list-item>
          <text:p text:style-name="P151"><text:span text:style-name="T152">Staff are reminded that<text:s/></text:span><text:span text:style-name="T153">Abacus Preschool has a duty of care</text:span><text:span text:style-name="T154"><text:s/>to meet every child’s personal and physical needs at all times.</text:span></text:p>
        </text:list-item>
      </text:list>
      <text:p text:style-name="P155">Legal and Statutory Frameworks</text:p>
      <text:p text:style-name="P156">This policy is based on and complies with:</text:p>
      <text:list text:style-name="LFO8" text:continue-numbering="true">
        <text:list-item>
          <text:p text:style-name="P157"><text:span text:style-name="T158">Early Years Foundation Stage (EYFS) Statutory Framework (2024)</text:span></text:p>
        </text:list-item>
        <text:list-item>
          <text:p text:style-name="P159"><text:span text:style-name="T160">Children Act 1989 &amp; 2004</text:span></text:p>
        </text:list-item>
        <text:list-item>
          <text:p text:style-name="P161"><text:span text:style-name="T162">Health and Safety at Work Act 1974</text:span></text:p>
        </text:list-item>
        <text:list-item>
          <text:p text:style-name="P163"><text:span text:style-name="T164">Public Health England: Infection Control Guidance (2023)</text:span></text:p>
        </text:list-item>
        <text:list-item>
          <text:p text:style-name="P165"><text:span text:style-name="T166">Equality Act 2010</text:span></text:p>
        </text:list-item>
        <text:list-item>
          <text:p text:style-name="P167"><text:span text:style-name="T168">Data Protection Act 2018 / UK GDPR</text:span></text:p>
        </text:list-item>
      </text:list>
      <text:p text:style-name="P169"/>
      <text:soft-page-break/>
      <text:p text:style-name="P170">Monitoring and Review</text:p>
      <text:list text:style-name="LFO9" text:continue-numbering="true">
        <text:list-item>
          <text:p text:style-name="P171"><text:span text:style-name="T172">This policy is reviewed<text:s/></text:span><text:span text:style-name="T173">annually</text:span><text:span text:style-name="T174">, or sooner if required by legislation or best practice updates.</text:span></text:p>
        </text:list-item>
        <text:list-item>
          <text:p text:style-name="P175">Staff are trained and monitored regularly to ensure consistent and safe implementation.</text:p>
        </text:list-item>
        <text:list-item>
          <text:p text:style-name="P176">Parents are informed of any changes and invited to share feedback.</text:p>
        </text:list-item>
      </text:list>
      <text:p text:style-name="P177"/>
      <text:p text:style-name="P178"><text:span text:style-name="T179">Policy adopted at a meeting of:</text:span><text:span text:style-name="T180"><text:s/>Abacus Preschool</text:span><text:span text:style-name="T181"><text:line-break/></text:span><text:span text:style-name="T182">Held on:</text:span><text:span text:style-name="T183"><text:s/>___________________________</text:span><text:span text:style-name="T184"><text:line-break/></text:span><text:span text:style-name="T185">Date to be reviewed:</text:span><text:span text:style-name="T186"><text:s/>___________________________</text:span><text:span text:style-name="T187"><text:line-break/></text:span><text:span text:style-name="T188">Signed on behalf of Abacus Preschool:</text:span><text:span text:style-name="T189"><text:s/>___________________________</text:span><text:span text:style-name="T190"><text:line-break/></text:span><text:span text:style-name="T191">Name:</text:span><text:span text:style-name="T192"><text:s/>___________________________</text:span><text:span text:style-name="T193"><text:line-break/></text:span><text:span text:style-name="T194">Position:</text:span><text:span text:style-name="T195"><text:s/>___________________________</text:span></text:p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10-22T10:30:00Z</meta:creation-date>
    <dc:date>2025-11-01T12:41:00Z</dc:date>
    <meta:template xlink:href="Normal" xlink:type="simple"/>
    <meta:editing-cycles>1</meta:editing-cycles>
    <meta:editing-duration>PT4380S</meta:editing-duration>
    <meta:document-statistic meta:page-count="4" meta:paragraph-count="8" meta:word-count="647" meta:character-count="4332" meta:row-count="30" meta:non-whitespace-character-count="3693"/>
  </office:meta>
</office:document-meta>
</file>